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/>
    <style:font-face style:name="Source Serif Pro" svg:font-family="'Source Serif Pro'" style:font-family-generic="roman"/>
  </office:font-face-decls>
  <office:automatic-styles>
    <style:style style:name="P1" style:family="paragraph" style:parent-style-name="Heading_20_1">
      <style:paragraph-properties fo:break-before="page"/>
      <style:text-properties officeooo:rsid="0006b8f7" officeooo:paragraph-rsid="0006b8f7"/>
    </style:style>
    <style:style style:name="P2" style:family="paragraph" style:parent-style-name="Heading_20_1" style:list-style-name="">
      <style:text-properties officeooo:rsid="0007f370" officeooo:paragraph-rsid="0007f370"/>
    </style:style>
    <style:style style:name="P3" style:family="paragraph" style:parent-style-name="Heading_20_2">
      <style:text-properties officeooo:rsid="0006b8f7" officeooo:paragraph-rsid="0006b8f7"/>
    </style:style>
    <style:style style:name="P4" style:family="paragraph" style:parent-style-name="Text_20_body" style:list-style-name="L1">
      <style:text-properties officeooo:rsid="0006b8f7" officeooo:paragraph-rsid="0006b8f7"/>
    </style:style>
    <style:style style:name="P5" style:family="paragraph" style:parent-style-name="Text_20_body" style:list-style-name="L2">
      <style:text-properties officeooo:rsid="0006b8f7" officeooo:paragraph-rsid="0006b8f7"/>
    </style:style>
    <style:style style:name="P6" style:family="paragraph" style:parent-style-name="Text_20_body" style:list-style-name="L3">
      <style:text-properties officeooo:rsid="0006b8f7" officeooo:paragraph-rsid="0006b8f7"/>
    </style:style>
    <style:style style:name="P7" style:family="paragraph" style:parent-style-name="Text_20_body" style:list-style-name="L4">
      <style:text-properties officeooo:rsid="0006b8f7" officeooo:paragraph-rsid="0006b8f7"/>
    </style:style>
    <style:style style:name="P8" style:family="paragraph" style:parent-style-name="Text_20_body" style:list-style-name="L5">
      <style:text-properties officeooo:rsid="0006b8f7" officeooo:paragraph-rsid="0006b8f7"/>
    </style:style>
    <style:style style:name="P9" style:family="paragraph" style:parent-style-name="Text_20_body" style:list-style-name="L6">
      <style:text-properties officeooo:rsid="0006b8f7" officeooo:paragraph-rsid="0006b8f7"/>
    </style:style>
    <style:style style:name="P10" style:family="paragraph" style:parent-style-name="Text_20_body" style:list-style-name="L7">
      <style:text-properties officeooo:rsid="0006b8f7" officeooo:paragraph-rsid="0006b8f7"/>
    </style:style>
    <style:style style:name="P11" style:family="paragraph" style:parent-style-name="Text_20_body" style:list-style-name="L4">
      <style:text-properties officeooo:rsid="00078fc5" officeooo:paragraph-rsid="00078fc5"/>
    </style:style>
    <style:style style:name="P12" style:family="paragraph" style:parent-style-name="Text_20_body" style:list-style-name="L8">
      <style:text-properties officeooo:rsid="0007f370" officeooo:paragraph-rsid="0007f370"/>
    </style:style>
    <style:style style:name="P13" style:family="paragraph" style:parent-style-name="Text_20_body" style:list-style-name="L7">
      <style:text-properties officeooo:rsid="0007f370" officeooo:paragraph-rsid="0007f37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F1</text:h>
      <text:list xml:id="list2816377341" text:style-name="L8">
        <text:list-item>
          <text:h text:style-name="P12" text:outline-level="1">Porte d’access niveau 2.</text:h>
        </text:list-item>
        <text:list-item>
          <text:h text:style-name="P12" text:outline-level="1">Porte d’access Avenue Paul Héger.</text:h>
        </text:list-item>
      </text:list>
      <text:h text:style-name="P1" text:outline-level="1">U</text:h>
      <text:h text:style-name="P3" text:outline-level="2">UA</text:h>
      <text:list xml:id="list23474479" text:style-name="L1">
        <text:list-item>
          <text:p text:style-name="P4">UA2.114 (Baudoux)</text:p>
        </text:list-item>
        <text:list-item>
          <text:p text:style-name="P4">UA2.118 (Henriot)</text:p>
        </text:list-item>
        <text:list-item>
          <text:p text:style-name="P4">UA2.220 (Guillissen)</text:p>
        </text:list-item>
      </text:list>
      <text:h text:style-name="P3" text:outline-level="2">UB</text:h>
      <text:list xml:id="list674473055" text:style-name="L2">
        <text:list-item>
          <text:p text:style-name="P5">UB2.147</text:p>
        </text:list-item>
        <text:list-item>
          <text:p text:style-name="P5">UB2.252A (Lameere)</text:p>
        </text:list-item>
        <text:list-item>
          <text:p text:style-name="P5">UB4.132</text:p>
        </text:list-item>
        <text:list-item>
          <text:p text:style-name="P5">UB4.136</text:p>
        </text:list-item>
        <text:list-item>
          <text:p text:style-name="P5">UB4.228</text:p>
        </text:list-item>
        <text:list-item>
          <text:p text:style-name="P5">UB5.132</text:p>
        </text:list-item>
        <text:list-item>
          <text:p text:style-name="P5">UB5.230</text:p>
        </text:list-item>
      </text:list>
      <text:h text:style-name="P3" text:outline-level="2">UD</text:h>
      <text:list xml:id="list1764785007" text:style-name="L3">
        <text:list-item>
          <text:p text:style-name="P6">UD2.120 (Chavanne)</text:p>
        </text:list-item>
        <text:list-item>
          <text:p text:style-name="P6">UD2.208 (Decroly)</text:p>
        </text:list-item>
        <text:list-item>
          <text:p text:style-name="P6">UD2.218A</text:p>
        </text:list-item>
      </text:list>
      <text:h text:style-name="P1" text:outline-level="1">K</text:h>
      <text:list xml:id="list181551317" text:style-name="L4">
        <text:list-item>
          <text:p text:style-name="P7">K1.105</text:p>
        </text:list-item>
        <text:list-item>
          <text:p text:style-name="P7">K3.201</text:p>
        </text:list-item>
        <text:list-item>
          <text:p text:style-name="P7">K3.401</text:p>
        </text:list-item>
        <text:list-item>
          <text:p text:style-name="P7">K4.201</text:p>
        </text:list-item>
        <text:list-item>
          <text:p text:style-name="P7">K4.401</text:p>
        </text:list-item>
        <text:list-item>
          <text:p text:style-name="P7">K4.601</text:p>
        </text:list-item>
        <text:list-item>
          <text:p text:style-name="P11">Local détente orateur</text:p>
        </text:list-item>
        <text:list-item>
          <text:p text:style-name="P11">Cuisine</text:p>
        </text:list-item>
        <text:list-item>
          <text:p text:style-name="P11">Vestiaire</text:p>
        </text:list-item>
      </text:list>
      <text:h text:style-name="P1" text:outline-level="1">AW</text:h>
      <text:list xml:id="list525929044" text:style-name="L5">
        <text:list-item>
          <text:p text:style-name="P8">AW1.120</text:p>
        </text:list-item>
        <text:list-item>
          <text:p text:style-name="P8">AW1.121</text:p>
        </text:list-item>
        <text:list-item>
          <text:p text:style-name="P8">AW1.125</text:p>
        </text:list-item>
        <text:list-item>
          <text:p text:style-name="P8">AW1.126</text:p>
        </text:list-item>
      </text:list>
      <text:h text:style-name="P1" text:outline-level="1">H</text:h>
      <text:list xml:id="list3852740090" text:style-name="L6">
        <text:list-item>
          <text:p text:style-name="P9">H.1301 (Cornil)</text:p>
        </text:list-item>
        <text:list-item>
          <text:p text:style-name="P9">H.1302 (Depage)</text:p>
        </text:list-item>
        <text:list-item>
          <text:p text:style-name="P9">H.1308 (Rolin)</text:p>
        </text:list-item>
        <text:list-item>
          <text:p text:style-name="P9">H.1309 (Van Rijn)</text:p>
        </text:list-item>
        <text:list-item>
          <text:p text:style-name="P9">H.2111</text:p>
        </text:list-item>
        <text:list-item>
          <text:p text:style-name="P9">H.2213</text:p>
        </text:list-item>
        <text:list-item>
          <text:p text:style-name="P9">H.2214</text:p>
        </text:list-item>
        <text:list-item>
          <text:p text:style-name="P9">H.2215 (Ferrer)</text:p>
        </text:list-item>
        <text:list-item>
          <text:p text:style-name="P9">H.3242</text:p>
        </text:list-item>
        <text:list-item>
          <text:p text:style-name="P9">H.3244</text:p>
        </text:list-item>
      </text:list>
      <text:h text:style-name="P1" text:outline-level="1">Janson</text:h>
      <text:list xml:id="list3225319744" text:style-name="L7">
        <text:list-item>
          <text:p text:style-name="P10">Janson</text:p>
        </text:list-item>
        <text:list-item>
          <text:p text:style-name="P13">Portes d’access parking Jans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/>
    <style:font-face style:name="Source Serif Pro" svg:font-family="'Source Serif Pro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ource Serif Pro" fo:font-size="12pt" fo:language="nl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Source Serif Pro" fo:font-size="12pt" fo:language="nl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ource Sans Pro" fo:font-family="'Source Sans Pro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ource Serif Pro" fo:font-family="'Source Serif Pro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ource Serif Pro" fo:font-family="'Source Serif Pro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Serif Pro" fo:font-family="'Source Serif Pro'" style:font-family-generic="roman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22:36:20.904178773</meta:creation-date>
    <dc:date>2023-02-03T22:47:40.013702756</dc:date>
    <meta:editing-duration>PT11M1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6" meta:paragraph-count="49" meta:word-count="113" meta:character-count="516" meta:non-whitespace-character-count="492"/>
  </office:meta>
</office:document-meta>
</file>